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22d8" officeooo:paragraph-rsid="000822d8"/>
    </style:style>
    <style:style style:name="P2" style:family="paragraph" style:parent-style-name="Standard">
      <style:text-properties officeooo:rsid="000822d8" officeooo:paragraph-rsid="000822d8"/>
    </style:style>
    <style:style style:name="P3" style:family="paragraph" style:parent-style-name="Standard">
      <style:text-properties officeooo:rsid="000a0486" officeooo:paragraph-rsid="000a0486"/>
    </style:style>
    <style:style style:name="P4" style:family="paragraph" style:parent-style-name="Standard">
      <style:text-properties officeooo:rsid="000a0486" officeooo:paragraph-rsid="000b6b58"/>
    </style:style>
    <style:style style:name="P5" style:family="paragraph" style:parent-style-name="Standard">
      <style:paragraph-properties fo:margin-top="0in" fo:margin-bottom="0.1965in" style:contextual-spacing="false"/>
      <style:text-properties officeooo:rsid="000b6b58" officeooo:paragraph-rsid="000b6b58"/>
    </style:style>
    <style:style style:name="T1" style:family="text">
      <style:text-properties officeooo:rsid="000a0486"/>
    </style:style>
    <style:style style:name="T2" style:family="text">
      <style:text-properties officeooo:rsid="000b6b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at Project Update<text:tab/></text:p>
      <text:p text:style-name="P2">Since the last report, we have received the equipment to start working with LoRa. I have been tasked with getting the LoRa devices to work and talk to each other. So far this has turned out to be different than what I first assumed, <text:s/>but I am confident that I will be able to make it work.</text:p>
      <text:p text:style-name="P2"/>
      <text:p text:style-name="P2">At first, I thought that to make the LoRa devices work I would need to download a kernel module and load it into my system. That proved to not be the case as the LoRa USBs come ready to transmit out-of-the-box. Instead I have to write a program that will integrate and send messages to the port that the USB is plugged into. In order to do this I have had to research and have found some interesting information.</text:p>
      <text:p text:style-name="P2"><text:tab/></text:p>
      <text:p text:style-name="P2"><text:span text:style-name="T1">To communicate with a physical port, you have to first find what port is being used, which you can do by using lsusb or by searching through the dev directory for changes after plugging the device in. Once, you have found the port you can then write a program to open it as a file. In order to send messages to the port you must use a library called termios. Termios is used to “control asynchronous communication ports” per the Linux man pages.</text:span></text:p>
      <text:p text:style-name="P3"><text:tab/></text:p>
      <text:p text:style-name="P4">After getting to this point I ran out of time to try anything else but I also learned that for me to communicate with the LoRa USB I first have to initialize it using AT commands and then I have to configure the settings to meet the LoRa specifications. <text:span text:style-name="T2">I have not learned a whole lot about this process yet. But I have found some valuable recources that are helping me as I go, which I will put below. With these and more research I am confident I will get the LoRa ready to be integrated into our project.</text:span></text:p>
      <text:p text:style-name="P3"/>
      <text:p text:style-name="P3"/>
      <text:p text:style-name="P5">Links: <text:a xlink:type="simple" xlink:href="https://www.waveshare.com/wiki/USB-TO-LoRa-xF" text:style-name="Internet_20_link" text:visited-style-name="Visited_20_Internet_20_Link">https://www.waveshare.com/wiki/USB-TO-LoRa-xF</text:a></text:p>
      <text:p text:style-name="Text_20_body"><text:a xlink:type="simple" xlink:href="https://www.reddit.com/r/Lora/comments/1c8wx1t/need_help_with_waveshare_lora_usb/?solution=4342094b867d36154342094b867d3615&amp;js_challenge=1&amp;token=bbbe4bf1c9a2b5160829c4be34da5861e9b5496045c3317d044d2b5b9db9e0a8" text:style-name="Internet_20_link" text:visited-style-name="Visited_20_Internet_20_Link">https://www.reddit.com/r/Lora/comments/1c8wx1t/need_help_with_waveshare_lora_usb/?solution=4342094b867d36154342094b867d3615&amp;js_challenge=1&amp;token=bbbe4bf1c9a2b5160829c4be34da5861e9b5496045c3317d044d2b5b9db9e0a8</text:a></text:p>
      <text:p text:style-name="Text_20_body"><text:a xlink:type="simple" xlink:href="https://blog.mbedded.ninja/programming/operating-systems/linux/linux-serial-ports-using-c-cpp/" text:style-name="Internet_20_link" text:visited-style-name="Visited_20_Internet_20_Link">https://blog.mbedded.ninja/programming/operating-systems/linux/linux-serial-ports-using-c-cpp/</text:a></text:p>
      <text:p text:style-name="Text_20_body"><text:a xlink:type="simple" xlink:href="https://en.wikibooks.org/wiki/Serial_Programming/Modems_and_AT_Commands" text:style-name="Internet_20_link" text:visited-style-name="Visited_20_Internet_20_Link">https://en.wikibooks.org/wiki/Serial_Programming/Modems_and_AT_Commands</text:a></text:p>
      <text:p text:style-name="Text_20_body"><text:a xlink:type="simple" xlink:href="https://en.wikibooks.org/wiki/Serial_Programming/termios" text:style-name="Internet_20_link" text:visited-style-name="Visited_20_Internet_20_Link">https://en.wikibooks.org/wiki/Serial_Programming/termios</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09:40:03.962988648</meta:creation-date>
    <dc:date>2026-04-19T10:07:13.213037498</dc:date>
    <meta:editing-duration>PT6M7S</meta:editing-duration>
    <meta:editing-cycles>1</meta:editing-cycles>
    <meta:document-statistic meta:table-count="0" meta:image-count="0" meta:object-count="0" meta:page-count="1" meta:paragraph-count="12" meta:word-count="327" meta:character-count="2158" meta:non-whitespace-character-count="1837"/>
    <meta:generator>LibreOffice/26.2.2.2$Linux_X86_64 LibreOffice_project/620$Build-2</meta:generator>
  </office:meta>
</office:document-meta>
</file>